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20000026F20483A5D10E6C152.png" manifest:media-type="image/png"/>
  <manifest:file-entry manifest:full-path="Pictures/10000000000003A20000026FE72D31F29ACB6C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image-name="Tsunami_5f_faded" draw:fill-image-width="100%" draw:fill-image-height="100%" presentation:display-footer="true" presentation:display-page-number="false" presentation:display-date-time="tru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background-visible="true" presentation:background-objects-visible="true" draw:fill="bitmap" draw:fill-image-name="Tsunami_5f_fadedbottom" draw:fill-image-width="100%" draw:fill-image-height="100%" presentation:display-footer="true" presentation:display-page-number="false" presentation:display-date-time="true" smil:type="miscShapeWipe" smil:subtype="horizontal"/>
    </style:style>
    <style:style style:name="gr1" style:family="graphic">
      <style:graphic-properties style:protect="size"/>
    </style:style>
    <style:style style:name="pr1" style:family="presentation" style:parent-style-name="kanagawa-title">
      <style:graphic-properties draw:auto-grow-height="true" fo:min-height="3.506cm"/>
    </style:style>
    <style:style style:name="pr2" style:family="presentation" style:parent-style-name="kanagawa-subtitle">
      <style:graphic-properties draw:fill-color="#ffffff" draw:auto-grow-height="true" fo:min-height="8.613cm"/>
    </style:style>
    <style:style style:name="pr3" style:family="presentation" style:parent-style-name="kanagawa-notes">
      <style:graphic-properties draw:fill-color="#ffffff" draw:auto-grow-height="true" fo:min-height="12.572cm"/>
    </style:style>
    <style:style style:name="pr4" style:family="presentation" style:parent-style-name="kanagawa-subtitle" style:list-style-name="L2">
      <style:graphic-properties draw:fill-color="#ffffff" draw:textarea-vertical-align="top" draw:auto-grow-height="true" fo:min-height="13.8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start"/>
      <style:text-properties fo:font-size="32pt" style:text-underline-style="solid" style:text-underline-width="auto" style:text-underline-color="font-colo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kanagawa" presentation:presentation-page-layout-name="AL1T0" xml:id="id1" draw:id="id1">
        <office:forms form:automatic-focus="false" form:apply-design-mode="false"/>
        <draw:frame presentation:style-name="pr1" draw:layer="layout" svg:width="13.899cm" svg:height="3.506cm" svg:x="14.171cm" svg:y="0.973cm" presentation:class="title" presentation:user-transformed="true">
          <draw:text-box>
            <text:p>Tutor on Shift:</text:p>
          </draw:text-box>
        </draw:frame>
        <draw:frame presentation:style-name="pr2" draw:text-style-name="P1" draw:layer="layout" svg:width="11.359cm" svg:height="8.613cm" svg:x="15.24cm" svg:y="3.175cm" presentation:class="subtitle" presentation:user-transformed="true">
          <draw:text-box>
            <text:p><text:span text:style-name="T1">Anna</text:span></text:p>
          </draw:text-box>
        </draw:frame>
        <anim:par presentation:node-type="timing-root">
          <anim:par smil:begin="id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agawa" presentation:presentation-page-layout-name="AL1T0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E/CS Tutoring Center</text:p>
          </draw:text-box>
        </draw:frame>
        <draw:frame presentation:style-name="pr4" draw:text-style-name="P4" draw:layer="layout" svg:width="25.199cm" svg:height="13.859cm" svg:x="1.4cm" svg:y="4.314cm" presentation:class="subtitle" presentation:user-transformed="true">
          <draw:text-box>
            <text:p text:style-name="P3">Please sign into the Tutoring Center upon entrance.</text:p>
            <text:p text:style-name="P3"/>
            <text:p text:style-name="P3">Need help? Raise your hand to get a tutor’s attention.</text:p>
          </draw:text-box>
        </draw:frame>
        <anim:par presentation:node-type="timing-root">
          <anim:par smil:begin="id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Tsunami_5f_faded" draw:display-name="Tsunami_faded" xlink:href="Pictures/10000000000003A20000026FE72D31F29ACB6CF5.png" xlink:type="simple" xlink:show="embed" xlink:actuate="onLoad"/>
    <draw:fill-image draw:name="Tsunami_5f_fadedbottom" draw:display-name="Tsunami_fadedbottom" xlink:href="Pictures/10000000000003A20000026F20483A5D10E6C15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7:04:38.175570351</meta:creation-date>
    <meta:editing-duration>PT12M43S</meta:editing-duration>
    <meta:editing-cycles>3</meta:editing-cycles>
    <meta:generator>LibreOffice/5.1.6.2$Linux_X86_64 LibreOffice_project/10m0$Build-2</meta:generator>
    <dc:title>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dc:date>2019-10-28T18:02:38.933842337</dc:date>
    <meta:document-statistic meta:object-count="29"/>
    <meta:user-defined meta:name="License">CC-BY</meta:user-defined>
    <meta:template xlink:type="simple" xlink:actuate="onRequest" xlink:title="kanagawa" xlink:href="../../../.config/libreoffice/4/user/template/kanagawa.otp" meta:date="2019-10-28T17:04:37.775285622"/>
  </office:meta>
</office:document-meta>
</file>